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26.46mm" fo:margin-right="0mm" fo:text-indent="-12.7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AA</text:span></text:p>
      <text:p text:style-name="P2">Company Registration No : BBB</text:p>
      <text:p text:style-name="P2"><text:s text:c="19"/>(Incorporated in the Republic of Singapore)</text:p>
      <text:p text:style-name="P1"></text:p>
      <text:p text:style-name="P5">DIRECTORS’ RESOLUTION IN WRITING PURSUANT TO ARTICLE 90</text:p>
      <text:p text:style-name="P6">OF THE COMPANY’S ARTICLES OF ASSOCIATION PASSED ON______________</text:p>
      <text:p text:style-name="P5"></text:p>
      <text:p text:style-name="P1"></text:p>
      <text:p text:style-name="P1"></text:p>
      <text:p text:style-name="P3">RESOLVED:-</text:p>
      <text:p text:style-name="P1"></text:p>
      <text:p text:style-name="P1"></text:p>
      <text:p text:style-name="P1"></text:p>
      <text:p text:style-name="P7">NOTICE</text:p>
      <text:p text:style-name="P1">It was unanimously resolved that the waiving of issuing Three weeks’ notice for calling this meeting be and is hereby approved.</text:p>
      <text:p text:style-name="P1"></text:p>
      <text:p text:style-name="P1"></text:p>
      <text:p text:style-name="P7">CHANGE OF COMPANY’S NAME</text:p>
      <text:p text:style-name="P1">RESOLVED:</text:p>
      <text:p text:style-name="P8">i) That subject to the approval of the Registrar of Companies, the name of the Company be and is hereby changed from “<text:span text:style-name="T1">ZZZ</text:span>.” to “<text:span text:style-name="T1">AAA</text:span>” </text:p>
      <text:p text:style-name="P8"></text:p>
      <text:p text:style-name="P8">ii) That the clause no.1 Memorandum and Articles of Association be and is hereby deleted and substituted by another clause name: The name of the company is <text:s text:c="2"/>“<text:span text:style-name="T1">AAA</text:span>”</text:p>
      <text:p text:style-name="P8"></text:p>
      <text:p text:style-name="P8">iii) The name be substituted for “<text:span text:style-name="T1">ZZZ</text:span>” is “<text:span text:style-name="T1">AAA</text:span>” wherever the latter name appears in the Company’s Memorandum and Articles of Association.</text:p>
      <text:p text:style-name="P1"></text:p>
      <text:p text:style-name="P1"></text:p>
      <text:p text:style-name="P1"></text:p>
      <text:p text:style-name="P1"></text:p>
      <text:p text:style-name="P4">SIGNED AS CORRECT RECORD</text:p>
      <text:p text:style-name="P4">On Behalf of the Board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</text:p>
      <text:p text:style-name="P1">________________________<text:tab/><text:tab/><text:tab/><text:tab/><text:tab/>_______________________</text:p>
      <text:p text:style-name="P1">CCC<text:tab/><text:tab/><text:tab/><text:tab/><text:tab/><text:tab/><text:tab/> <text:s text:c="4"/><text:tab/>DDD</text:p>
      <text:p text:style-name="P1">Director<text:tab/><text:tab/><text:tab/><text:tab/><text:tab/><text:tab/><text:tab/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40:26</meta:creation-date>
    <dc:date>2015-12-11T10:42:52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1" meta:word-count="146" meta:character-count="1002" meta:non-whitespace-character-count="790"/>
    <meta:generator>LibreOffice/3.5$Linux_X86_64 LibreOffice_project/350m1$Build-2</meta:generator>
  </office:meta>
</office:document-meta>
</file>